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Quien sabe de dolor, todo lo sab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ura galvan marquez</meta:initial-creator>
    <dc:creator>laura galvan marquez</dc:creator>
    <meta:creation-date>2025-03-06T17:13:00Z</meta:creation-date>
    <dc:date>2025-03-06T17:17:00Z</dc:date>
    <meta:template xlink:href="Normal" xlink:type="simple"/>
    <meta:editing-cycles>1</meta:editing-cycles>
    <meta:editing-duration>PT240S</meta:editing-duration>
    <meta:document-statistic meta:page-count="1" meta:paragraph-count="1" meta:word-count="5" meta:character-count="33" meta:row-count="1" meta:non-whitespace-character-count="29"/>
  </office:meta>
</office:document-meta>
</file>